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bullet-char="-">
        <style:list-level-properties text:space-before="0in" text:min-label-width="0.25in"/>
      </text:list-level-style-bullet>
    </text:list-style>
    <text:list-style style:name="LFO6">
      <text:list-level-style-bullet text:level="1" text:bullet-char="-">
        <style:list-level-properties text:space-before="0in" text:min-label-width="0.25in"/>
      </text:list-level-style-bullet>
    </text:list-style>
    <text:list-style style:name="LFO7">
      <text:list-level-style-bullet text:level="1" text:bullet-char="-">
        <style:list-level-properties text:space-before="0in" text:min-label-width="0.25in"/>
      </text:list-level-style-bullet>
    </text:list-style>
    <text:list-style style:name="LFO8">
      <text:list-level-style-bullet text:level="1" text:bullet-char="-">
        <style:list-level-properties text:space-before="0in" text:min-label-width="0.25in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T2" style:parent-style-name="Policepardéfaut" style:family="text">
      <style:text-properties fo:font-style="italic" style:font-style-asian="italic" fo:color="#0000FF"/>
    </style:style>
    <style:style style:name="T3" style:parent-style-name="Policepardéfaut" style:family="text">
      <style:text-properties fo:font-style="italic" style:font-style-asian="italic" fo:color="#0000FF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fo:font-style="italic" style:font-style-asian="italic" fo:color="#0000FF"/>
    </style:style>
    <style:style style:name="T7" style:parent-style-name="Policepardéfaut" style:family="text">
      <style:text-properties fo:color="#0000FF"/>
    </style:style>
    <style:style style:name="T8" style:parent-style-name="Policepardéfaut" style:family="text">
      <style:text-properties fo:font-style="italic" style:font-style-asian="italic" fo:color="#0000FF"/>
    </style:style>
    <style:style style:name="T9" style:parent-style-name="Policepardéfaut" style:family="text">
      <style:text-properties fo:font-style="italic" style:font-style-asian="italic"/>
    </style:style>
    <style:style style:name="T10" style:parent-style-name="Policepardéfaut" style:family="text">
      <style:text-properties fo:font-style="italic" style:font-style-asian="italic"/>
    </style:style>
    <style:style style:name="T11" style:parent-style-name="Policepardéfaut" style:family="text">
      <style:text-properties fo:font-style="italic" style:font-style-asian="italic" fo:color="#0000FF"/>
    </style:style>
    <style:style style:name="T12" style:parent-style-name="Policepardéfaut" style:family="text">
      <style:text-properties fo:font-style="italic" style:font-style-asian="italic"/>
    </style:style>
    <style:style style:name="P13" style:parent-style-name="Normal" style:family="paragraph">
      <style:paragraph-properties fo:margin-left="2.95in" fo:text-indent="0.4916in">
        <style:tab-stops/>
      </style:paragraph-properties>
    </style:style>
    <style:style style:name="P14" style:parent-style-name="Normal" style:family="paragraph">
      <style:paragraph-properties fo:margin-left="2.95in" fo:text-indent="0.4916in">
        <style:tab-stops/>
      </style:paragraph-properties>
    </style:style>
    <style:style style:name="P15" style:parent-style-name="Normal" style:family="paragraph">
      <style:paragraph-properties fo:margin-left="2.95in" fo:text-indent="0.4916in">
        <style:tab-stops/>
      </style:paragraph-properties>
    </style:style>
    <style:style style:name="P16" style:parent-style-name="Normal" style:family="paragraph">
      <style:paragraph-properties fo:margin-left="2.95in" fo:text-indent="0.4916in">
        <style:tab-stops/>
      </style:paragraph-properties>
    </style:style>
    <style:style style:name="P17" style:parent-style-name="Normal" style:family="paragraph">
      <style:paragraph-properties fo:margin-left="0.4916in" fo:text-indent="0.4916in">
        <style:tab-stops/>
      </style:paragraph-properties>
    </style:style>
    <style:style style:name="P18" style:parent-style-name="Normal" style:family="paragraph">
      <style:paragraph-properties fo:margin-left="0.9833in" fo:text-indent="0.4916in">
        <style:tab-stops/>
      </style:paragraph-properties>
    </style:style>
    <style:style style:name="P19" style:parent-style-name="Normal" style:family="paragraph">
      <style:paragraph-properties fo:margin-left="0.9833in" fo:text-indent="0.4916in">
        <style:tab-stops/>
      </style:paragraph-properties>
    </style:style>
    <style:style style:name="P20" style:parent-style-name="Normal" style:family="paragraph">
      <style:paragraph-properties fo:margin-left="1.9666in" fo:text-indent="0.4916in">
        <style:tab-stops/>
      </style:paragraph-properties>
    </style:style>
    <style:style style:name="T21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<text:bookmark-start text:name="ft13"/>Procès-verbal de la réunion du conseil d'administration</text:p>
      <text:p text:style-name="Normal"><text:bookmark-end text:name="ft13"/></text:p>
      <text:p text:style-name="Normal"/>
      <text:p text:style-name="Normal"/>
      <text:p text:style-name="Normal"/>
      <text:p text:style-name="Normal">Association...………………………</text:p>
      <text:p text:style-name="Normal">Adresse.........………………………</text:p>
      <text:p text:style-name="Normal">…………………………………….</text:p>
      <text:p text:style-name="Normal">Tél. :..............………………</text:p>
      <text:p text:style-name="Normal"/>
      <text:p text:style-name="Normal"/>
      <text:p text:style-name="Normal">Le………., à……………., le conseil d'administration de l'association………………… s'est réuni au siège sur convocation du président<text:s/><text:span text:style-name="T2">[ou de toute personne habilitée à convoquer le conseil d'administration].</text:span></text:p>
      <text:p text:style-name="Normal"><text:span text:style-name="T3"><text:line-break/></text:span>Sont présents : ………….</text:p>
      <text:p text:style-name="P4">Sont représentés : ………….</text:p>
      <text:p text:style-name="P5">Se sont excusés : ………….</text:p>
      <text:p text:style-name="Normal"/>
      <text:p text:style-name="Normal">Il a été établi une feuille d'émargement signée par les membres présents en leur nom propre ou en tant que mandataire. Celle-ci est annexée au présent procès-verbal.</text:p>
      <text:p text:style-name="Normal"/>
      <text:p text:style-name="Normal">Le conseil d'administration était présidé par M….……, en qualité de président de l'association. Il était assisté d’un secrétaire de séance, M. …..…….., secrétaire de l'association.<text:s/></text:p>
      <text:p text:style-name="Normal"/>
      <text:p text:style-name="Normal">Plus de………..<text:s/><text:span text:style-name="T6">[la moitié, les <text:s/>¾,…]</text:span><text:s/>des administrateurs étaient présents ou représentés. Le conseil d'administration a donc pu valablement délibérer, conformément à l’article…… des statuts.<text:s/></text:p>
      <text:p text:style-name="Normal"/>
      <text:p text:style-name="Normal">L'ordre du jour a été rappelé par le président :</text:p>
      <text:p text:style-name="Normal">- Contrat éducatif local : implication de l'association <text:s text:c="2"/></text:p>
      <text:p text:style-name="Normal">- Préparation de la rencontre avec les élus municipaux ;<text:line-break/>- Fête de fin d'année, projet de budget<text:line-break/>- ………………………………………..</text:p>
      <text:p text:style-name="Normal"/>
      <text:p text:style-name="Normal">- Contrat éducatif local :</text:p>
      <text:p text:style-name="Normal">Le président expose au conseil<text:s/><text:span text:style-name="T7">(</text:span><text:span text:style-name="T8">le contrat éducatif local, les raisons justifiant la convocation et les décisions qui vont être prises).</text:span><text:s/>Après débat entre les administrateurs, le président de séance a mis aux voix la résolution suivante ………………………………………………..</text:p>
      <text:p text:style-name="Normal">Elle est adoptée à l'unanimité [<text:span text:style-name="T9">à la majorité de <text:s/>…/rejetée par<text:s/></text:span>…….<text:span text:style-name="T10"><text:s/>voix contre<text:s/></text:span>] :<text:s/></text:p>
      <text:p text:style-name="Normal"/>
      <text:p text:style-name="Normal">- Rencontre avec les élus municipaux. </text:p>
      <text:p text:style-name="Normal">Lors de l'échange entre les administrateurs, les éléments suivants ont été avancés :<text:s/><text:span text:style-name="T11">[indiquez l’essentiel de ce qui a été dit]<text:s/></text:span>…………………………………………..</text:p>
      <text:p text:style-name="Normal"/>
      <text:p text:style-name="Normal">- Fête de fin d'année, projet de budget </text:p>
      <text:p text:style-name="Normal">Après délibération, le projet de budget a été adopté à l'unanimité [ou à<text:span text:style-name="T12"><text:s/>la majorité de… voix</text:span>]<text:s/></text:p>
      <text:p text:style-name="Normal"/>
      <text:p text:style-name="Normal">- etc. …………………………………………………………………………………………</text:p>
      <text:p text:style-name="Normal"/>
      <text:p text:style-name="Normal">L'ordre du jour étant épuisé, la séance a été levée à …</text:p>
      <text:p text:style-name="P13"/>
      <text:p text:style-name="P14"/>
      <text:p text:style-name="P15"/>
      <text:p text:style-name="P16">A………………, le………………</text:p>
      <text:p text:style-name="Normal"/>
      <text:p text:style-name="Normal"/>
      <text:p text:style-name="Normal"/>
      <text:p text:style-name="Normal"/>
      <text:p text:style-name="P17">Le président de séance<text:s/><text:tab/><text:tab/><text:tab/>Le secrétaire de séance<text:s/></text:p>
      <text:p text:style-name="P18"/>
      <text:p text:style-name="P19"/>
      <text:p text:style-name="P20">[<text:span text:style-name="T21">Noms et signatures</text:span>]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bullet-char="-">
        <style:list-level-properties text:space-before="0in" text:min-label-width="0.25in"/>
      </text:list-level-style-bullet>
    </text:list-style>
    <text:list-style style:name="LFO6">
      <text:list-level-style-bullet text:level="1" text:bullet-char="-">
        <style:list-level-properties text:space-before="0in" text:min-label-width="0.25in"/>
      </text:list-level-style-bullet>
    </text:list-style>
    <text:list-style style:name="LFO7">
      <text:list-level-style-bullet text:level="1" text:bullet-char="-">
        <style:list-level-properties text:space-before="0in" text:min-label-width="0.25in"/>
      </text:list-level-style-bullet>
    </text:list-style>
    <text:list-style style:name="LFO8">
      <text:list-level-style-bullet text:level="1" text:bullet-char="-">
        <style:list-level-properties text:space-before="0in" text:min-label-width="0.25in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rocès verbal CA</dc:title>
    <dc:description/>
    <dc:subject/>
    <meta:initial-creator>za</meta:initial-creator>
    <dc:creator>J-Luc GADIOUX - Ligue 24</dc:creator>
    <meta:creation-date>2012-05-15T09:45:00Z</meta:creation-date>
    <dc:date>2012-05-15T09:45:00Z</dc:date>
    <meta:template xlink:href="Normal" xlink:type="simple"/>
    <meta:editing-cycles>2</meta:editing-cycles>
    <meta:editing-duration>PT0S</meta:editing-duration>
    <meta:document-statistic meta:page-count="2" meta:paragraph-count="4" meta:word-count="320" meta:character-count="2078" meta:row-count="14" meta:non-whitespace-character-count="1762"/>
  </office:meta>
</office:document-meta>
</file>